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28000031F0000027DEA50A89DD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81cm, 0.889cm, 0cm, 1.27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07cm" svg:height="8.332cm" svg:x="0.204cm" svg:y="0.091cm">
          <draw:image xlink:href="Pictures/20000228000031F0000027DEA50A89D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9cm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58cm" fo:text-indent="0cm"/>
      <style:text-properties fo:font-size="11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19cm" fo:text-indent="0cm"/>
      <style:text-properties fo:font-size="9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7cm" fo:text-indent="0cm"/>
      <style:text-properties fo:font-size="8.100000381469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7cm" fo:text-indent="0cm"/>
      <style:text-properties fo:font-size="8.100000381469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7cm" fo:text-indent="0cm"/>
      <style:text-properties fo:font-size="8.100000381469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7cm" fo:text-indent="0cm"/>
      <style:text-properties fo:font-size="8.100000381469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7cm" fo:text-indent="0cm"/>
      <style:text-properties fo:font-size="8.100000381469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7cm" fo:text-indent="0cm"/>
      <style:text-properties fo:font-size="8.100000381469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7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439cm" fo:page-height="8.5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2cm" svg:height="7.047cm" svg:x="1.337cm" svg:y="2.397cm"/>
      <draw:page-thumbnail draw:layer="backgroundobjects" svg:width="8.62cm" svg:height="7.047cm" svg:x="1.337cm" svg:y="10.445cm"/>
      <draw:page-thumbnail draw:layer="backgroundobjects" svg:width="8.62cm" svg:height="7.047cm" svg:x="1.337cm" svg:y="18.493cm"/>
      <draw:page-thumbnail draw:layer="backgroundobjects" svg:width="8.62cm" svg:height="7.047cm" svg:x="11.632cm" svg:y="2.397cm"/>
      <draw:page-thumbnail draw:layer="backgroundobjects" svg:width="8.62cm" svg:height="7.047cm" svg:x="11.632cm" svg:y="10.445cm"/>
      <draw:page-thumbnail draw:layer="backgroundobjects" svg:width="8.62cm" svg:height="7.047cm" svg:x="11.632cm" svg:y="18.493cm"/>
    </style:handout-master>
    <style:master-page style:name="Default" style:page-layout-name="PM1" draw:style-name="Mdp1">
      <draw:frame presentation:style-name="Default-title" draw:layer="backgroundobjects" svg:width="9.395cm" svg:height="1.424cm" svg:x="0.521cm" svg:y="0.337cm" presentation:class="title" presentation:placeholder="true">
        <draw:text-box/>
      </draw:frame>
      <draw:frame presentation:style-name="Default-outline1" draw:layer="backgroundobjects" svg:width="9.395cm" svg:height="5.631cm" svg:x="0.521cm" svg:y="1.995cm" presentation:class="outline" presentation:placeholder="true">
        <draw:text-box/>
      </draw:frame>
      <draw:frame presentation:style-name="Mpr1" draw:text-style-name="MP1" draw:layer="backgroundobjects" svg:width="2.432cm" svg:height="0.589cm" svg:x="0.521cm" svg:y="7.77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309cm" svg:height="0.589cm" svg:x="3.569cm" svg:y="7.77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432cm" svg:height="0.589cm" svg:x="7.484cm" svg:y="7.77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an </meta:initial-creator>
    <meta:creation-date>2016-08-25T15:02:12.56</meta:creation-date>
    <meta:editing-duration>PT52M52S</meta:editing-duration>
    <meta:editing-cycles>6</meta:editing-cycles>
    <dc:date>2017-05-20T02:18:26.61</dc:date>
    <meta:generator>OpenOffice/4.1.2$Win32 OpenOffice.org_project/412m3$Build-9782</meta:generator>
    <meta:document-statistic meta:object-count="24"/>
  </office:meta>
</office:document-meta>
</file>